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05145f" officeooo:paragraph-rsid="000514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xed text.</text:p>
      <text:p text:style-name="P1"><text:database-display text:table-name="testing-addresses-writer" text:table-type="table" text:column-name="Last Name" text:database-name="10-testing-addresses-writer">&lt;Last Name&gt;</text:database-display></text:p>
      <text:p text:style-name="P1">Another fixed tex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3:27:38.673154279</meta:creation-date>
    <dc:date>2014-11-05T17:22:19.352219007</dc:date>
    <meta:editing-duration>PT2M59S</meta:editing-duration>
    <meta:editing-cycles>2</meta:editing-cycles>
    <meta:generator>LibreOfficeDev/4.4.0.0.alpha1$Linux_X86_64 LibreOffice_project/e6bfbb410b49e46232ac08e73b90b896d417a1cd</meta:generator>
    <meta:document-statistic meta:table-count="0" meta:image-count="0" meta:object-count="0" meta:page-count="1" meta:paragraph-count="3" meta:word-count="7" meta:character-count="41" meta:non-whitespace-character-count="37"/>
  </office:meta>
</office:document-meta>
</file>